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P3" style:family="paragraph" style:parent-style-name="Standard">
      <style:text-properties style:font-name="Arial1"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1"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1" fo:font-size="12pt" fo:language="ca" fo:country="ES" fo:font-weight="normal" officeooo:rsid="00299d67" officeooo:paragraph-rsid="002b4d75" style:font-size-asian="10.5pt" style:font-weight-asian="normal" style:font-name-complex="Arial1" style:font-size-complex="12pt" style:font-weight-complex="normal"/>
    </style:style>
    <style:style style:name="P9" style:family="paragraph" style:parent-style-name="Standard">
      <style:text-properties style:font-name="Arial1" fo:language="ca" fo:country="ES" fo:font-weight="normal" officeooo:rsid="003366cd" officeooo:paragraph-rsid="0031357b" style:font-weight-asian="normal" style:font-weight-complex="normal"/>
    </style:style>
    <style:style style:name="P10" style:family="paragraph" style:parent-style-name="Standard">
      <style:text-properties style:font-name="Arial1" fo:language="ca" fo:country="ES" fo:font-weight="normal" officeooo:rsid="000a7b6c" officeooo:paragraph-rsid="0031357b" style:font-weight-asian="normal" style:font-weight-complex="normal"/>
    </style:style>
    <style:style style:name="P11"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12" style:family="paragraph" style:parent-style-name="Footnote">
      <style:paragraph-properties fo:line-height="100%" style:snap-to-layout-grid="false"/>
    </style:style>
    <style:style style:name="P13" style:family="paragraph" style:parent-style-name="Footnote">
      <style:paragraph-properties fo:line-height="100%" style:snap-to-layout-grid="false"/>
      <style:text-properties officeooo:paragraph-rsid="002e9250"/>
    </style:style>
    <style:style style:name="P14" style:family="paragraph" style:parent-style-name="Footnote">
      <style:text-properties fo:font-size="5pt" style:font-size-asian="5pt"/>
    </style:style>
    <style:style style:name="P15" style:family="paragraph" style:parent-style-name="Standard">
      <style:paragraph-properties fo:break-before="page"/>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16" style:family="paragraph" style:parent-style-name="Text_20_body">
      <style:paragraph-properties fo:break-before="page"/>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7" style:family="paragraph" style:parent-style-name="Text_20_body">
      <style:text-properties style:font-name="Arial" fo:font-size="14pt" fo:language="ca" fo:country="ES" fo:font-weight="bold" officeooo:rsid="00208ff0" officeooo:paragraph-rsid="0031357b" style:font-size-asian="14pt" style:font-weight-asian="bold" style:font-size-complex="14pt" style:font-weight-complex="bold"/>
    </style:style>
    <style:style style:name="P18" style:family="paragraph" style:parent-style-name="Text_20_body">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9" style:family="paragraph" style:parent-style-name="Text_20_body">
      <style:text-properties style:font-name="Arial1" fo:font-size="11pt" fo:language="ca" fo:country="ES" fo:font-weight="bold" officeooo:paragraph-rsid="0031357b" style:font-size-asian="11pt" style:font-weight-asian="bold" style:font-size-complex="11pt" style:font-weight-complex="bold"/>
    </style:style>
    <style:style style:name="P20" style:family="paragraph" style:parent-style-name="Text_20_body">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21" style:family="paragraph" style:parent-style-name="Table_20_Contents">
      <style:text-properties style:font-name="Courier New1" fo:font-size="10pt" fo:font-weight="normal" officeooo:paragraph-rsid="0031357b" style:font-size-asian="8.75pt" style:font-weight-asian="normal" style:font-size-complex="10pt" style:font-weight-complex="normal"/>
    </style:style>
    <style:style style:name="P22" style:family="paragraph" style:parent-style-name="Standard" style:list-style-name="L1">
      <style:text-properties style:font-name="Arial1" fo:language="ca" fo:country="ES" fo:font-weight="normal" officeooo:rsid="0019f3c0" officeooo:paragraph-rsid="0031357b" style:font-weight-asian="normal" style:font-weight-complex="normal"/>
    </style:style>
    <style:style style:name="P23" style:family="paragraph" style:parent-style-name="Standard" style:list-style-name="L1">
      <style:text-properties style:font-name="Arial1" fo:language="ca" fo:country="ES" fo:font-weight="normal" officeooo:rsid="0031357b" officeooo:paragraph-rsid="0031357b" style:font-weight-asian="normal" style:font-weight-complex="normal"/>
    </style:style>
    <style:style style:name="P24" style:family="paragraph" style:parent-style-name="Standard" style:list-style-name="L1">
      <style:text-properties style:font-name="Arial1" fo:language="ca" fo:country="ES" fo:font-weight="normal" officeooo:rsid="003bc9ee" officeooo:paragraph-rsid="0031357b" style:font-weight-asian="normal" style:font-weight-complex="normal"/>
    </style:style>
    <style:style style:name="P25" style:family="paragraph" style:parent-style-name="Standard" style:list-style-name="L1">
      <style:text-properties style:font-name="Arial1" fo:language="ca" fo:country="ES" fo:font-weight="bold" officeooo:rsid="003e9710" officeooo:paragraph-rsid="0031357b" style:font-weight-asian="bold" style:font-weight-complex="bold"/>
    </style:style>
    <style:style style:name="P26" style:family="paragraph" style:parent-style-name="Standard" style:list-style-name="L2">
      <style:text-properties style:font-name="Arial1" fo:font-size="11pt" fo:language="ca" fo:country="ES" fo:font-weight="normal" officeooo:rsid="003c6751" officeooo:paragraph-rsid="0031357b" style:font-size-asian="11pt" style:font-weight-asian="normal" style:font-size-complex="11pt" style:font-weight-complex="normal"/>
    </style:style>
    <style:style style:name="P27" style:family="paragraph" style:parent-style-name="Standard" style:list-style-name="L2">
      <style:text-properties style:font-name="Arial1" fo:font-size="11pt" fo:language="ca" fo:country="ES" fo:font-weight="normal" officeooo:rsid="003c6751" officeooo:paragraph-rsid="00399622" style:font-size-asian="11pt" style:font-weight-asian="normal" style:font-size-complex="11pt" style:font-weight-complex="normal"/>
    </style:style>
    <style:style style:name="P28" style:family="paragraph" style:parent-style-name="Standard" style:list-style-name="L2">
      <style:text-properties style:font-name="Arial1" fo:font-size="11pt" fo:language="ca" fo:country="ES" fo:font-weight="bold" officeooo:rsid="0036513c" officeooo:paragraph-rsid="0036513c" style:font-size-asian="11pt" style:font-weight-asian="bold" style:font-size-complex="11pt" style:font-weight-complex="bold"/>
    </style:style>
    <style:style style:name="P29" style:family="paragraph" style:parent-style-name="Standard" style:list-style-name="L2">
      <style:text-properties style:font-name="Arial1" fo:font-size="11pt" fo:language="ca" fo:country="ES" fo:font-weight="bold" officeooo:rsid="0038294f" officeooo:paragraph-rsid="0038294f" style:font-size-asian="11pt" style:font-weight-asian="bold" style:font-size-complex="11pt" style:font-weight-complex="bold"/>
    </style:style>
    <style:style style:name="P30" style:family="paragraph" style:parent-style-name="Standard" style:list-style-name="L3">
      <style:text-properties style:font-name="Arial1" fo:font-size="11pt" fo:language="ca" fo:country="ES" fo:font-weight="bold" officeooo:rsid="00399622" officeooo:paragraph-rsid="003a3e62" style:font-size-asian="11pt" style:font-weight-asian="bold" style:font-size-complex="11pt" style:font-weight-complex="bold"/>
    </style:style>
    <style:style style:name="P31" style:family="paragraph" style:parent-style-name="Standard" style:list-style-name="L2">
      <style:text-properties style:font-name="Arial1" fo:font-size="11pt" fo:language="ca" fo:country="ES" fo:font-weight="bold" officeooo:rsid="003a3e62" officeooo:paragraph-rsid="003a3e62" style:font-size-asian="11pt" style:font-weight-asian="bold" style:font-size-complex="11pt" style:font-weight-complex="bold"/>
    </style:style>
    <style:style style:name="P32" style:family="paragraph" style:parent-style-name="Standard" style:list-style-name="L2">
      <style:text-properties style:font-name="Arial1" fo:font-size="11pt" fo:font-weight="bold" officeooo:paragraph-rsid="003a3e62"/>
    </style:style>
    <style:style style:name="P33" style:family="paragraph" style:parent-style-name="Standard" style:list-style-name="L2">
      <style:text-properties officeooo:paragraph-rsid="00355b7e"/>
    </style:style>
    <style:style style:name="P34" style:family="paragraph" style:parent-style-name="Standard" style:list-style-name="L2">
      <style:text-properties fo:color="#000000" style:font-name="Arial1"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5" style:family="paragraph" style:parent-style-name="Standard" style:master-page-name="Standard">
      <style:paragraph-properties style:page-number="auto"/>
      <style:text-properties style:font-name="Arial1" fo:font-size="14pt" fo:language="ca" fo:country="ES" officeooo:rsid="002b4d75" officeooo:paragraph-rsid="001b086d" style:font-size-asian="14pt" style:font-name-complex="Arial1" style:font-size-complex="14pt"/>
    </style:style>
    <style:style style:name="P36" style:family="paragraph" style:parent-style-name="Text_20_body">
      <style:text-properties style:font-name="Arial1" fo:font-size="11pt" fo:language="ca" fo:country="ES" fo:font-weight="normal" officeooo:rsid="004090ef" officeooo:paragraph-rsid="0031357b" style:font-size-asian="11pt" style:font-weight-asian="normal" style:font-size-complex="11pt" style:font-weight-complex="normal"/>
    </style:style>
    <style:style style:name="P37" style:family="paragraph" style:parent-style-name="Text_20_body">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38" style:family="paragraph" style:parent-style-name="Text_20_body" style:list-style-name="L6">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39" style:family="paragraph" style:parent-style-name="Text_20_body" style:list-style-name="L6">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1" fo:font-size="9pt" style:font-size-asian="9pt" style:font-name-complex="Arial1"/>
    </style:style>
    <style:style style:name="T5" style:family="text">
      <style:text-properties style:font-name="Arial1" fo:font-size="9pt" fo:font-weight="normal" style:font-size-asian="9pt" style:font-weight-asian="normal" style:font-name-complex="Arial1" style:font-weight-complex="normal"/>
    </style:style>
    <style:style style:name="T6" style:family="text">
      <style:text-properties style:font-name="Arial1" officeooo:rsid="001b086d" style:font-name-complex="Arial1"/>
    </style:style>
    <style:style style:name="T7" style:family="text">
      <style:text-properties style:font-name="Arial1"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1"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1"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1"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1"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2" style:family="text">
      <style:text-properties fo:color="#000000" fo:language="es" fo:country="ES" style:font-name-asian="Times New Roman" style:font-name-complex="Times New Roman" style:language-complex="ar" style:country-complex="SA"/>
    </style:style>
    <style:style style:name="T23" style:family="text">
      <style:text-properties officeooo:rsid="003a3e62"/>
    </style:style>
    <style:style style:name="T24"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5"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language="ca" fo:country="ES" officeooo:rsid="003a3e62" style:font-size-asian="11pt" style:font-weight-asian="bold" style:font-size-complex="11pt" style:font-weight-complex="bold"/>
    </style:style>
    <style:style style:name="T29" style:family="text">
      <style:text-properties fo:font-variant="normal" fo:text-transform="none" fo:color="#222222" style:font-name="PT Serif" fo:font-size="14.25pt" fo:letter-spacing="normal" fo:font-style="normal" fo:font-weight="normal"/>
    </style:style>
    <style:style style:name="T30" style:family="text">
      <style:text-properties fo:font-variant="normal" fo:text-transform="none" fo:color="#222222" style:font-name="PT Serif" fo:letter-spacing="normal" fo:font-style="normal" fo:font-weight="normal"/>
    </style:style>
    <style:style style:name="T31" style:family="text">
      <style:text-properties fo:font-variant="normal" fo:text-transform="none" fo:color="#222222" style:font-name="PT Serif" fo:font-size="11pt" fo:letter-spacing="normal" fo:font-style="normal" fo:font-weight="normal"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2">S</text:span>egona convocatòria UF2 <text:span text:style-name="T12">(primera part)</text:span>.</text:p>
      <text:p text:style-name="P8"/>
      <text:p text:style-name="P3">Instruccions</text:p>
      <text:list xml:id="list1796776321" text:style-name="L1">
        <text:list-item>
          <text:p text:style-name="P22">Per fer <text:span text:style-name="T14">aquesta primera part de </text:span>l'examen, <text:span text:style-name="T13">podeu consultar els apunts i Internet.</text:span></text:p>
        </text:list-item>
        <text:list-item>
          <text:p text:style-name="P25"><text:span text:style-name="T15">Òbviament </text:span>és individual.</text:p>
        </text:list-item>
        <text:list-item>
          <text:p text:style-name="P23">Aquesta part s’ha de lliurar al Github</text:p>
        </text:list-item>
        <text:list-item>
          <text:p text:style-name="P24"><text:span text:style-name="T10">É</text:span><text:span text:style-name="T8">s indispensable superar </text:span><text:span text:style-name="T9">per separat les tres parts d’aquesta prova.</text:span></text:p>
        </text:list-item>
      </text:list>
      <text:p text:style-name="P9"/>
      <text:p text:style-name="P10"/>
      <text:p text:style-name="P17"/>
      <text:p text:style-name="P18"/>
      <text:p text:style-name="P16">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1">import java.io.*;</text:p>
            <text:p text:style-name="P21"/>
            <text:p text:style-name="P21"><text:s/></text:p>
            <text:p text:style-name="P21">public class p{</text:p>
            <text:p text:style-name="P21"><text:s text:c="2"/>public static void main(String[] args) throws IOException {</text:p>
            <text:p text:style-name="P21"><text:tab/> <text:s/>BufferedReader reader = new BufferedReader(new InputStreamReader(System.in));</text:p>
            <text:p text:style-name="P21"><text:s text:c="6"/></text:p>
            <text:p text:style-name="P21"><text:s text:c="7"/>char [] string=new char[15];</text:p>
            <text:p text:style-name="P21"><text:s text:c="8"/>int i,xyz=0,n=0,contador=1;</text:p>
            <text:p text:style-name="P21"><text:s text:c="8"/></text:p>
            <text:p text:style-name="P21"><text:s text:c="8"/>System.out.printf("Diguem una paraula?\n");</text:p>
            <text:p text:style-name="P21"><text:s text:c="8"/></text:p>
            <text:p text:style-name="P21"><text:s text:c="8"/>string=reader.readLine().toCharArray();</text:p>
            <text:p text:style-name="P21"><text:s text:c="8"/></text:p>
            <text:p text:style-name="P21"><text:s text:c="8"/>for (i=0;string.length&gt;i-2;i++){</text:p>
            <text:p text:style-name="P21"><text:s text:c="12"/>if (string[i]=='a'){</text:p>
            <text:p text:style-name="P21"><text:s text:c="16"/>xyz++;</text:p>
            <text:p text:style-name="P21"><text:s text:c="16"/>if (xyz&gt;=3){ <text:s text:c="3"/></text:p>
            <text:p text:style-name="P21"><text:s text:c="20"/>System.out.printf("el %s conte %d a",string,xyz);</text:p>
            <text:p text:style-name="P21"><text:s text:c="20"/>break;</text:p>
            <text:p text:style-name="P21"><text:s text:c="16"/>}</text:p>
            <text:p text:style-name="P21"><text:s text:c="12"/>}</text:p>
            <text:p text:style-name="P21"><text:s text:c="12"/>if (string[i]=='e'){</text:p>
            <text:p text:style-name="P21"><text:s text:c="16"/>n++;</text:p>
            <text:p text:style-name="P21"><text:s text:c="16"/>if (xyz&gt;=3){ <text:s text:c="3"/></text:p>
            <text:p text:style-name="P21"><text:s text:c="20"/>System.out.printf("el %s conte %d e",string,xyz);</text:p>
            <text:p text:style-name="P21"><text:s text:c="19"/>break;</text:p>
            <text:p text:style-name="P21"><text:s text:c="7"/>} <text:s text:c="11"/>}</text:p>
            <text:p text:style-name="P21"><text:s text:c="12"/>if (string[i]=='i'){</text:p>
            <text:p text:style-name="P21"><text:tab/><text:tab/><text:tab/><text:tab/>xyz++;</text:p>
            <text:p text:style-name="P21"><text:tab/><text:tab/><text:tab/><text:tab/>if(xyz&gt;=3){</text:p>
            <text:p text:style-name="P21"><text:tab/><text:tab/><text:tab/><text:tab/>System.out.printf("el nom de %s conte %d i",string,xyz);</text:p>
            <text:p text:style-name="P21"><text:tab/><text:tab/><text:tab/><text:tab/>break;</text:p>
            <text:p text:style-name="P21"><text:tab/><text:tab/><text:tab/><text:tab/>}</text:p>
            <text:p text:style-name="P21"><text:soft-page-break/><text:tab/><text:tab/><text:tab/>}</text:p>
            <text:p text:style-name="P21"><text:s text:c="12"/>if (string[i]=='o'){</text:p>
            <text:p text:style-name="P21"><text:tab/><text:tab/><text:tab/><text:tab/>xyz++;</text:p>
            <text:p text:style-name="P21"><text:tab/><text:tab/><text:tab/><text:tab/>if(xyz&gt;=3){</text:p>
            <text:p text:style-name="P21"><text:tab/><text:tab/><text:tab/><text:tab/>System.out.printf("el nom de %s conte %d o",string,xyz);</text:p>
            <text:p text:style-name="P21"><text:tab/><text:tab/><text:tab/><text:tab/>break;</text:p>
            <text:p text:style-name="P21"><text:tab/><text:tab/><text:tab/><text:tab/>}</text:p>
            <text:p text:style-name="P21"><text:tab/><text:tab/><text:tab/>}</text:p>
            <text:p text:style-name="P21"><text:tab/><text:tab/><text:tab/>if (string[i]=='u'){</text:p>
            <text:p text:style-name="P21"><text:tab/><text:tab/><text:tab/><text:tab/>xyz++;</text:p>
            <text:p text:style-name="P21"><text:tab/><text:tab/><text:tab/><text:tab/>if(xyz&gt;=3){</text:p>
            <text:p text:style-name="P21"><text:tab/><text:tab/><text:tab/><text:tab/>System.out.printf("el nom de %s conte %d u",string,xyz);</text:p>
            <text:p text:style-name="P21"><text:tab/><text:tab/><text:tab/><text:tab/>break;</text:p>
            <text:p text:style-name="P21"><text:tab/><text:tab/><text:tab/><text:tab/>}</text:p>
            <text:p text:style-name="P21"><text:tab/><text:tab/><text:tab/>}</text:p>
            <text:p text:style-name="P21"><text:s text:c="8"/>}</text:p>
            <text:p text:style-name="P21"/>
            <text:p text:style-name="P21">}}</text:p>
          </table:table-cell>
        </table:table-row>
      </table:table>
      <text:p text:style-name="P4"/>
      <text:p text:style-name="P4"/>
      <text:p text:style-name="P6"/>
      <text:p text:style-name="P15">Contesta a les següents qüestions:</text:p>
      <text:list xml:id="list1640427229" text:style-name="L2">
        <text:list-item>
          <text:p text:style-name="P26">Patró de reanomenar. <text:s/>Quins canvis heu realitzat en el reanomenament de variables i mètodes. Justifiqueu cada canvi de nom.</text:p>
          <text:p text:style-name="P33"><text:span text:style-name="T7">He </text:span><text:span text:style-name="T17">renombrado </text:span><text:span text:style-name="T18">cada variable de contadores para que cada vocal tenga su propio contador, he renombrado la variable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4"/>
        </text:list-item>
        <text:list-item>
          <text:p text:style-name="P26">Patró d'extracció de constants. Heu detectats algunes constants? Com les heu anomenat?</text:p>
          <text:p text:style-name="P29">- La array de carracteres es una constante por que pase lo que pase en codigo los espacios siempre seran 15 (16).</text:p>
          <text:p text:style-name="P28"/>
        </text:list-item>
        <text:list-item>
          <text:p text:style-name="P26">Patró d'extracció de funcions. Alhora de definir les funcions heu:</text:p>
          <text:list>
            <text:list-item>
              <text:p text:style-name="P27">El nom de les funcions és un verb i descriu de manera inequívoca el que fa la funció.<text:span text:style-name="T8"> </text:span><text:span text:style-name="T11">La funcion</text:span><text:span text:style-name="T21">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6">Tingut en compte el principi de responsabilitat única. Les funcions que heu creat fan només una sola cosa? Comenteu / fixeu-vos per a cada funció si passa això.</text:p>
            </text:list-item>
          </text:list>
        </text:list-item>
      </text:list>
      <text:list xml:id="list4262918933" text:style-name="L3">
        <text:list-item>
          <text:list>
            <text:list-item>
              <text:p text:style-name="P30">Compararcaracteres() → <text:span text:style-name="T23">L</text:span><text:span text:style-name="T22">o que hace es comparar todos los caracteres introducidos por el usuario guardados anterior mente en una array de caracteres</text:span></text:p>
            </text:list-item>
            <text:list-item>
              <text:p text:style-name="P30">getpalabra() → <text:span text:style-name="T23">L</text:span><text:span text:style-name="T22">o que hace es preguntar al usuario y devolver la respuesta en variable, que luego es recibida en el main y se inserta en la array de caracteres</text:span></text:p>
            </text:list-item>
            <text:list-item>
              <text:p text:style-name="P30">verinfo() → <text:span text:style-name="T23">L</text:span><text:span text:style-name="T22">o que hace es printear lo qeu hay dentro de las arrays de caracteres.</text:span></text:p>
            </text:list-item>
          </text:list>
        </text:list-item>
      </text:list>
      <text:list xml:id="list21734275400553" text:continue-list="list1640427229" text:style-name="L2">
        <text:list-item>
          <text:list>
            <text:list-item>
              <text:p text:style-name="P26">El nombre d'arguments és el menor, tendint a 0 o màxim 2.</text:p>
              <text:p text:style-name="P31">Solo estoy pasando 1 arcumento</text:p>
            </text:list-item>
            <text:list-item>
              <text:p text:style-name="P26">No passeu cap argument de tipus boolean (flag)</text:p>
              <text:p text:style-name="P31"><text:soft-page-break/>El el programa no se pasan argumentos de tipo booleano</text:p>
            </text:list-item>
          </text:list>
        </text:list-item>
        <text:list-item>
          <text:p text:style-name="P26">Formatat del fitxer.</text:p>
          <text:list>
            <text:list-item>
              <text:p text:style-name="P26">S'ha reduït el nombre de línies de l'arxiu.</text:p>
              <text:p text:style-name="P31">No por que el programa ha sido dotado de funciones,comentarios, lo cual causa que las lineas de codigo sean mas largas.</text:p>
            </text:list-item>
            <text:list-item>
              <text:p text:style-name="P26">Format vertical. <text:s/></text:p>
              <text:list>
                <text:list-item>
                  <text:p text:style-name="P26">Trossos de codi similars separats per blancs.</text:p>
                </text:list-item>
                <text:list-item>
                  <text:p text:style-name="P26">Densitat vertical, el codi es llegeix fàcilment.</text:p>
                </text:list-item>
              </text:list>
            </text:list-item>
            <text:list-item>
              <text:p text:style-name="P26">Format horitzontal. <text:s/></text:p>
              <text:list>
                <text:list-item>
                  <text:p text:style-name="P26">Identat.</text:p>
                  <text:p text:style-name="P31">He indexado el codigo de manera correcta y leible.</text:p>
                </text:list-item>
                <text:list-item>
                  <text:p text:style-name="P26">Densitat horitzontal. Cada línia fa una sola cosa.</text:p>
                </text:list-item>
                <text:list-item>
                  <text:p text:style-name="P26">Els operadors han de ser significatius.</text:p>
                </text:list-item>
              </text:list>
            </text:list-item>
          </text:list>
        </text:list-item>
        <text:list-item>
          <text:p text:style-name="P26">Optimització codi.</text:p>
          <text:list>
            <text:list-item>
              <text:p text:style-name="P26">Heu eliminat línies redundants. Comenta quines i perquè.</text:p>
              <text:p text:style-name="P31">No vale la pena y es una guarrada escribir un print en cada if cuando lo puedes hacer con una funcion y invocarla cada vez que la necesites</text:p>
            </text:list-item>
            <text:list-item>
              <text:p text:style-name="P26">Heu eliminat variables usades de més. Comenta quines variables i perquè.</text:p>
              <text:p text:style-name="P31">La variable «n» y la variable «xyn» han sido eliminadas ya que funcionaban como contador però hay una variable que ya hace de contador que se llama «contador» entonces no tiene sentido tener 2.</text:p>
            </text:list-item>
            <text:list-item>
              <text:p text:style-name="P26">Realitzat alguna millora per tal de ser més eficient. Comenta el canvi.</text:p>
              <text:p text:style-name="P32"><text:span text:style-name="T28">He añadido funciones para que el codigo se vea mas limpio y funcione mejor, ademas de declarar algunas variables como «static» y he cambiado el for de «</text:span><text:span text:style-name="T25">(</text:span><text:span text:style-name="T24">i</text:span><text:span text:style-name="T25">=</text:span><text:span text:style-name="T26">0</text:span><text:span text:style-name="T25">;</text:span><text:span text:style-name="T24">string</text:span><text:span text:style-name="T25">.</text:span><text:span text:style-name="T27">length</text:span><text:span text:style-name="T25">&gt;</text:span><text:span text:style-name="T24">i</text:span><text:span text:style-name="T25">-</text:span><text:span text:style-name="T26">2</text:span><text:span text:style-name="T25">;</text:span><text:span text:style-name="T24">i</text:span><text:span text:style-name="T25">++)</text:span><text:span text:style-name="T28">» a «</text:span><text:span text:style-name="T25">(</text:span><text:span text:style-name="T24">i</text:span><text:span text:style-name="T25"> = </text:span><text:span text:style-name="T26">0</text:span><text:span text:style-name="T25"> ;</text:span><text:span text:style-name="T24">i</text:span><text:span text:style-name="T25"> &lt; </text:span><text:span text:style-name="T24">palabra</text:span><text:span text:style-name="T25">.</text:span><text:span text:style-name="T27">length</text:span><text:span text:style-name="T25"> ; </text:span><text:span text:style-name="T24">i</text:span><text:span text:style-name="T25">++)</text:span><text:span text:style-name="T28">».</text:span></text:p>
            </text:list-item>
          </text:list>
        </text:list-item>
      </text:list>
      <text:p text:style-name="P18"/>
      <text:p text:style-name="P16">Part 2: Comentaris amb sentit.</text:p>
      <text:p text:style-name="P19"><text:span text:style-name="T16">Exercici 1: Javadoc</text:span>.</text:p>
      <text:p text:style-name="P36"><text:span text:style-name="T16">F</text:span>es una breu explicació de què és Javadoc, i les seves principals etiquetes.</text:p>
      <text:p text:style-name="P37">Javadoc es utilizado para la generacion de documentacion de APIs HTML apartir del codigo fuente JAVA.</text:p>
      <text:list xml:id="list4198251334" text:style-name="L6">
        <text:list-item>
          <text:p text:style-name="P38"><text:span text:style-name="Emphasis"><text:span text:style-name="T30">@author</text:span></text:span><text:span text:style-name="T30">: indica el autor de la clase o método.</text:span></text:p>
        </text:list-item>
        <text:list-item>
          <text:p text:style-name="P39"><text:span text:style-name="Emphasis"><text:span text:style-name="T31">{@code}</text:span></text:span><text:span text:style-name="T31">: incluye en el comentario un trozo de código que se formatea de forma especial.</text:span></text:p>
        </text:list-item>
        <text:list-item>
          <text:p text:style-name="P39"><text:span text:style-name="Emphasis"><text:span text:style-name="T31">{@docRoot}</text:span></text:span><text:span text:style-name="T31">: incluye una ruta relativa al directorio raíz donde se genera la documentación.</text:span></text:p>
        </text:list-item>
        <text:list-item>
          <text:p text:style-name="P39"><text:span text:style-name="Emphasis"><text:span text:style-name="T31">@deprecated</text:span></text:span><text:span text:style-name="T31">: indica que un método ha quedado obsoleto, se desaconseja su uso y puede que en futuras versiones desaparezca.</text:span></text:p>
        </text:list-item>
        <text:list-item>
          <text:p text:style-name="P39"><text:span text:style-name="Emphasis"><text:span text:style-name="T31">@exception</text:span></text:span><text:span text:style-name="T31">: es sinónima de throws.</text:span></text:p>
        </text:list-item>
        <text:list-item>
          <text:p text:style-name="P39"><text:span text:style-name="Emphasis"><text:span text:style-name="T31">{@inheritDoc}</text:span></text:span><text:span text:style-name="T31">: hereda el comentario Javadoc de la clase o método superior en la jerarquía de clases.</text:span></text:p>
        </text:list-item>
        <text:list-item>
          <text:p text:style-name="P39"><text:span text:style-name="Emphasis"><text:span text:style-name="T31">{@link}</text:span></text:span><text:span text:style-name="T31">: incluye un enlace a otra sección de la documentación, método o clase.</text:span></text:p>
        </text:list-item>
        <text:list-item>
          <text:p text:style-name="P39"><text:span text:style-name="Emphasis"><text:span text:style-name="T31">{@linkplain}</text:span></text:span><text:span text:style-name="T31">: es idéntica a @link pero el enlace es un texto plano.</text:span></text:p>
        </text:list-item>
        <text:list-item>
          <text:p text:style-name="P39"><text:span text:style-name="Emphasis"><text:span text:style-name="T31">{@literal}</text:span></text:span><text:span text:style-name="T31">: muestra un texto sin interpretar el texto como HTML.</text:span></text:p>
        </text:list-item>
        <text:list-item>
          <text:p text:style-name="P39"><text:span text:style-name="Emphasis"><text:span text:style-name="T31">@param</text:span></text:span><text:span text:style-name="T31">: documenta un parámetro de un método.</text:span></text:p>
        </text:list-item>
        <text:list-item>
          <text:p text:style-name="P39"><text:span text:style-name="Emphasis"><text:span text:style-name="T31">@return</text:span></text:span><text:span text:style-name="T31">: documenta el valor de retorno de un método.</text:span></text:p>
        </text:list-item>
        <text:list-item>
          <text:p text:style-name="P39"><text:span text:style-name="Emphasis"><text:span text:style-name="T31">@see</text:span></text:span><text:span text:style-name="T31">: incluye un enlace con documentación adicional en la sección final de la documentación.</text:span></text:p>
        </text:list-item>
        <text:list-item>
          <text:p text:style-name="P39"><text:span text:style-name="Emphasis"><text:span text:style-name="T31">@serial</text:span></text:span></text:p>
        </text:list-item>
        <text:list-item>
          <text:p text:style-name="P39"><text:span text:style-name="Emphasis"><text:span text:style-name="T31">@serialData</text:span></text:span></text:p>
        </text:list-item>
        <text:list-item>
          <text:p text:style-name="P39"><text:span text:style-name="Emphasis"><text:span text:style-name="T31">@serialField</text:span></text:span></text:p>
        </text:list-item>
        <text:list-item>
          <text:p text:style-name="P39"><text:span text:style-name="Emphasis"><text:span text:style-name="T31">@since</text:span></text:span><text:span text:style-name="T31">: indica a partir de que versión de la API fue incluida la clase o método.</text:span></text:p>
        </text:list-item>
        <text:list-item>
          <text:p text:style-name="P39"><text:span text:style-name="Emphasis"><text:span text:style-name="T31">@throws</text:span></text:span><text:span text:style-name="T31">: documenta una posible excepción que puede ser lanzada por el método.</text:span></text:p>
        </text:list-item>
        <text:list-item>
          <text:p text:style-name="P39"><text:span text:style-name="Emphasis"><text:span text:style-name="T31">{@value}</text:span></text:span><text:span text:style-name="T31">: muestra el valor de un campo estático.</text:span></text:p>
        </text:list-item>
        <text:list-item>
          <text:p text:style-name="P39"><text:span text:style-name="Emphasis"><text:span text:style-name="T31">@version</text:span></text:span><text:span text:style-name="T31">: para documentar la versión de cuando se hizo </text:span><text:span text:style-name="Emphasis"><text:span text:style-name="T31">checkout</text:span></text:span><text:span text:style-name="T31"> del sistema de control de versiones.</text:span></text:p>
        </text:list-item>
      </text:list>
      <text:p text:style-name="P19"><text:span text:style-name="T16">Exercici 2: </text:span>Generant documentació.</text:p>
      <text:p text:style-name="P20"><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
      <text:p text:style-name="P4"/>
      <text:p text:style-name="P4"/>
      <text:p text:style-name="P18">Part 3: Proves unitàries.</text:p>
      <text:p text:style-name="P7">Exercici 1</text:p>
      <text:p text:style-name="P5">Fes el diagrama de flux d’execució del programa. <text:s/>Dissenya ara un joc de proves per tenir un 100% de cobertura.</text:p>
      <text:p text:style-name="P5"><text:soft-page-break/></text:p>
      <text:p text:style-name="P7">Exercici 2</text:p>
      <text:p text:style-name="P5">Fes <text:span text:style-name="T12">servir </text:span><text:span text:style-name="T9">junit</text:span><text:span text:style-name="T12"> per implementar el teu joc de proves. <text:s/>Heu de lliurar el codi amb junit.</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1"/>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1" fo:font-size="9pt" style:font-size-asian="9pt" style:font-name-complex="Arial1"/>
    </style:style>
    <style:style style:name="MT5" style:family="text">
      <style:text-properties style:font-name="Arial1" fo:font-size="9pt" fo:font-weight="normal" style:font-size-asian="9pt" style:font-weight-asian="normal" style:font-name-complex="Arial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7</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17</meta:editing-cycles>
    <meta:editing-duration>PT1H4M48S</meta:editing-duration>
    <dc:date>2020-06-04T02:17:32.683000000</dc:date>
    <meta:document-statistic meta:table-count="3" meta:image-count="1" meta:object-count="0" meta:page-count="7" meta:paragraph-count="125" meta:word-count="1135" meta:character-count="7175" meta:non-whitespace-character-count="5797"/>
    <meta:user-defined meta:name="Info 1"/>
    <meta:user-defined meta:name="Info 2"/>
    <meta:user-defined meta:name="Info 3"/>
    <meta:user-defined meta:name="Info 4"/>
  </office:meta>
</office:document-meta>
</file>